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212a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officeooo:rsid="0011212a"/>
    </style:style>
    <style:style style:name="T2" style:family="text">
      <style:text-properties officeooo:rsid="0012b433"/>
    </style:style>
    <style:style style:name="T3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justify" draw:textarea-vertical-align="middle" draw:auto-grow-height="false" fo:min-height="1.531cm" fo:min-width="3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06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461cm" fo:min-width="2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242cm" fo:min-width="2.9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496cm" fo:min-width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1.741cm" fo:min-width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19cm" fo:min-width="1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067cm" fo:min-width="2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293cm" fo:min-width="2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242cm" fo:min-width="2.9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161cm" fo:min-width="1.5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none" draw:textarea-horizontal-align="justify" draw:textarea-vertical-align="middle" draw:auto-grow-height="false" fo:min-height="1.235cm" fo:min-width="2.3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693cm" fo:min-width="1.5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196cm" fo:min-width="2.2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1.048cm" fo:min-width="1.5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1.161cm" fo:min-width="1.9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1.242cm" fo:min-width="2.6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1.628cm" fo:min-width="1.4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1.147cm" fo:min-width="2.9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1.84cm" fo:min-width="2.8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1.522cm" fo:min-width="1.3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1.649cm" fo:min-width="2.8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3.837cm" svg:height="1.694cm" svg:x="5.496cm" svg:y="2.05cm"><text:p>Or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svg:width="2.911cm" svg:height="1.562cm" svg:x="1.263cm" svg:y="5.198cm"><text:p>delivery_pers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draw:text-style-name="P2" svg:width="4.075cm" svg:height="2.065cm" svg:x="10.365cm" svg:y="0.542cm"><text:p><text:span text:style-name="T3">order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4" draw:style-name="gr4" draw:text-style-name="P3" svg:x1="3.141cm" svg:y1="5.198cm" svg:x2="5.496cm" svg:y2="3.055cm"><text:p/></draw:line><draw:line text:anchor-type="paragraph" draw:z-index="4" draw:name="Shape5" draw:style-name="gr4" draw:text-style-name="P3" svg:x1="8.909cm" svg:y1="2.049cm" svg:x2="10.364cm" svg:y2="1.335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7" draw:name="Shape7" draw:style-name="gr4" draw:text-style-name="P3" svg:x1="7.348cm" svg:y1="0.335cm" svg:x2="7.401cm" svg:y2="2.531cm"><text:p/></draw:line><draw:line text:anchor-type="paragraph" draw:z-index="14" draw:name="Shape15" draw:style-name="gr4" draw:text-style-name="P3" svg:x1="9.333cm" svg:y1="0.044cm" svg:x2="10.815cm" svg:y2="1.155cm"><text:p/></draw:line></text:p>
      <text:p text:style-name="Standard"/>
      <text:p text:style-name="Standard"><draw:custom-shape text:anchor-type="paragraph" draw:z-index="15" draw:name="Shape16" draw:style-name="gr10" svg:width="3.493cm" svg:height="1.826cm" svg:x="10.444cm" svg:y="0.182cm"><text:p>restauran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P1"><draw:custom-shape text:anchor-type="paragraph" draw:z-index="6" draw:name="Shape8" draw:style-name="gr6" svg:width="1.641cm" svg:height="2.991cm" svg:x="6.608cm" svg:y="0.346cm"><text:p>relatioshi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tab/><text:tab/><text:tab/><text:tab/><text:tab/><text:span text:style-name="T1">M<text:tab/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8" draw:name="Shape9" draw:style-name="gr4" draw:text-style-name="P3" svg:x1="7.401cm" svg:y1="0.415cm" svg:x2="7.427cm" svg:y2="2.929cm"><text:p/></draw:line></text:p>
      <text:p text:style-name="Standard"><draw:custom-shape text:anchor-type="paragraph" draw:z-index="5" draw:name="Shape6" draw:style-name="gr5" svg:width="3.123cm" svg:height="1.377cm" svg:x="6.131cm" svg:y="2.441cm"><text:p>Deliver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Shape10" draw:style-name="gr4" draw:text-style-name="P3" svg:x1="9.253cm" svg:y1="3.049cm" svg:x2="11.555cm" svg:y2="3.023cm"><text:p/></draw:line><draw:custom-shape text:anchor-type="paragraph" draw:z-index="10" draw:name="Shape11" draw:style-name="gr7" draw:text-style-name="P4" svg:width="3.811cm" svg:height="2.461cm" svg:x="11.37cm" svg:y="1.8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2" draw:style-name="gr8" svg:width="2.514cm" svg:height="1.297cm" svg:x="12.031cm" svg:y="2.653cm"><text:p>orde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13" draw:style-name="gr4" draw:text-style-name="P3" svg:x1="6.131cm" svg:y1="3.103cm" svg:x2="4.385cm" svg:y2="3.156cm"><text:p/></draw:line><draw:custom-shape text:anchor-type="paragraph" draw:z-index="13" draw:name="Shape14" draw:style-name="gr9" draw:text-style-name="P2" svg:width="3.546cm" svg:height="1.509cm" svg:x="1.025cm" svg:y="2.785cm"><text:p><text:span text:style-name="T3">delivery_pe</text:span><text:span text:style-name="T3">rson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7" draw:style-name="gr11" svg:width="3.07cm" svg:height="1.377cm" svg:x="5.787cm" svg:y="9.135cm"><text:p>Restaura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Shape18" draw:style-name="gr12" draw:text-style-name="P3" svg:x1="2.85cm" svg:y1="9.611cm" svg:x2="5.787cm" svg:y2="9.637cm"><text:p/></draw:line><draw:custom-shape text:anchor-type="paragraph" draw:z-index="18" draw:name="Shape19" draw:style-name="gr13" svg:width="2.144cm" svg:height="1.641cm" svg:x="0.866cm" svg:y="8.659cm"><text:p>res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20" draw:style-name="gr12" draw:text-style-name="P3" svg:x1="8.856cm" svg:y1="9.558cm" svg:x2="11.211cm" svg:y2="9.532cm"><text:p/></draw:line><draw:custom-shape text:anchor-type="paragraph" draw:z-index="20" draw:name="Shape21" draw:style-name="gr14" draw:text-style-name="P4" svg:width="3.282cm" svg:height="1.747cm" svg:x="11.423cm" svg:y="8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2" draw:style-name="gr15" svg:width="2.17cm" svg:height="0.98cm" svg:x="11.926cm" svg:y="9.294cm"><text:p>custom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23" draw:style-name="gr16" svg:width="2.329cm" svg:height="1.324cm" svg:x="5.523cm" svg:y="13.712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" draw:name="Shape24" draw:style-name="gr12" draw:text-style-name="P3" svg:x1="3.009cm" svg:y1="14.348cm" svg:x2="5.523cm" svg:y2="14.295cm"><text:p/></draw:line><draw:custom-shape text:anchor-type="paragraph" draw:z-index="24" draw:name="Shape25" draw:style-name="gr17" svg:width="2.223cm" svg:height="1.482cm" svg:x="0.919cm" svg:y="13.765cm"><text:p>custome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6" draw:style-name="gr12" draw:text-style-name="P3" svg:x1="7.851cm" svg:y1="14.295cm" svg:x2="9.915cm" svg:y2="14.321cm"><text:p/></draw:line><draw:custom-shape text:anchor-type="paragraph" draw:z-index="26" draw:name="Shape27" draw:style-name="gr18" svg:width="2.805cm" svg:height="1.641cm" svg:x="9.915cm" svg:y="13.845cm"><text:p>orde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span text:style-name="T1">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custom-shape text:anchor-type="paragraph" draw:z-index="29" draw:name="Shape30" draw:style-name="gr20" svg:width="2.938cm" svg:height="3.255cm" svg:x="7.719cm" svg:y="0.085cm"><text:p>relationshi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27" draw:name="Shape28" draw:style-name="gr19" svg:width="2.779cm" svg:height="1.377cm" svg:x="1.766cm" svg:y="0.233cm"><text:p>restaur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32" draw:style-name="gr21" svg:width="3.096cm" svg:height="1.271cm" svg:x="13.487cm" svg:y="0.312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span text:style-name="T2">M<text:tab/><text:tab/><text:tab/>1</text:span></text:p>
      <text:p text:style-name="Standard"><draw:line text:anchor-type="paragraph" draw:z-index="28" draw:name="Shape29" draw:style-name="gr12" draw:text-style-name="P3" svg:x1="4.703cm" svg:y1="0.566cm" svg:x2="7.269cm" svg:y2="0.434cm"><text:p/></draw:line><draw:line text:anchor-type="paragraph" draw:z-index="30" draw:name="Shape31" draw:style-name="gr12" draw:text-style-name="P3" svg:x1="10.841cm" svg:y1="0.777cm" svg:x2="13.725cm" svg:y2="0.407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2" draw:name="Shape33" draw:style-name="gr22" svg:width="3.043cm" svg:height="2.038cm" svg:x="1.633cm" svg:y="0.217cm"><text:p>or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3" draw:name="Shape34" draw:style-name="gr12" draw:text-style-name="P3" svg:x1="4.808cm" svg:y1="1.355cm" svg:x2="7.666cm" svg:y2="1.302cm"><text:p/></draw:line><draw:custom-shape text:anchor-type="paragraph" draw:z-index="34" draw:name="Shape35" draw:style-name="gr23" svg:width="2.673cm" svg:height="3.043cm" svg:x="7.825cm" svg:y="0.217cm"><text:p>relationpshi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5" draw:name="Shape36" draw:style-name="gr12" draw:text-style-name="P3" svg:x1="10.761cm" svg:y1="1.725cm" svg:x2="13.804cm" svg:y2="1.699cm"><text:p/></draw:line><draw:custom-shape text:anchor-type="paragraph" draw:z-index="36" draw:name="Shape37" draw:style-name="gr24" svg:width="3.017cm" svg:height="1.826cm" svg:x="13.936cm" svg:y="0.826cm"><text:p>restaura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/text:p>
      <text:p text:style-name="Standard"><text:tab/><text:tab/><text:tab/><text:tab/><text:tab/><text:tab/><text:span text:style-name="T2">1<text:tab/><text:tab/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4:23:28.797641614</meta:creation-date>
    <meta:editing-duration>PT4M55S</meta:editing-duration>
    <meta:editing-cycles>2</meta:editing-cycles>
    <meta:generator>LibreOffice/5.3.1.2$Linux_X86_64 LibreOffice_project/30m0$Build-2</meta:generator>
    <dc:date>2017-12-15T14:28:22.353812886</dc:date>
    <meta:document-statistic meta:table-count="0" meta:image-count="0" meta:object-count="0" meta:page-count="2" meta:paragraph-count="5" meta:word-count="6" meta:character-count="41" meta:non-whitespace-character-count="6"/>
  </office:meta>
</office:document-meta>
</file>